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2T11:22:07.5">
            <text:p>2019/12/2 11:2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2T11:22:07.67">
            <text:p>2019/12/2 11:2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2)">
            <text:p>sn(45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6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45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75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6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7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71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2T11:22:04.32">
            <text:p>2019/12/2 11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1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1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1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1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1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2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13.21cm" draw:caption-point-x="-1.353cm" draw:caption-point-y="2.5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40];6;2)" office:value-type="string" office:string-value="09">
            <text:p>09</text:p>
          </table:table-cell>
          <table:table-cell table:formula="of:=MID([.F54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40];[.I540];&quot;-&quot;;LEFT([.G5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2)">
            <text:p>sn(45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2T11:22:08.45">
            <text:p>2019/12/2 11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4cm" draw:caption-point-x="-1.353cm" draw:caption-point-y="2.3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2T11:22:08.56">
            <text:p>2019/12/2 11:2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2)">
            <text:p>sn(45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2T11:22:09">
            <text:p>2019/12/2 11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7cm" draw:caption-point-x="-1.353cm" draw:caption-point-y="2.5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52)">
            <text:p>sn(45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2T11:22:09.09">
            <text:p>2019/12/2 11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4cm" draw:caption-point-x="-1.353cm" draw:caption-point-y="2.3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0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2T11:22:09.21">
            <text:p>2019/12/2 11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9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9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A2:gt.I47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2019/12/02</text:date>, <text:time>11:22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2T11:22:06.07</dc:date>
    <dc:creator>iwabuchi ken</dc:creator>
    <meta:editing-duration>P4DT13H11M13S</meta:editing-duration>
    <meta:editing-cycles>458</meta:editing-cycles>
    <meta:generator>OpenOffice/4.1.3$Win32 OpenOffice.org_project/413m1$Build-9783</meta:generator>
    <meta:document-statistic meta:table-count="8" meta:cell-count="12725" meta:object-count="0"/>
    <meta:user-defined meta:name="sheets-banding"/>
    <meta:user-defined meta:name="sheets-original-selection"/>
  </office:meta>
</office:document-meta>
</file>